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10000003F851EE62C7875B9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2ea" officeooo:paragraph-rsid="000762ea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navigation bar with 3 links:</text:p>
      <text:p text:style-name="Standard"/>
      <text:p text:style-name="Standard">Home</text:p>
      <text:p text:style-name="P1">News</text:p>
      <text:p text:style-name="Standard">Contact</text:p>
      <text:p text:style-name="Standard"/>
      <text:p text:style-name="P1">clicking on which one of them will lead to a different page.</text:p>
      <text:p text:style-name="P1">So you have to create 3 different pages for each option</text:p>
      <text:p text:style-name="P1"/>
      <text:p text:style-name="P1">Home.html</text:p>
      <text:p text:style-name="P1">News.html</text:p>
      <text:p text:style-name="P1">Contact.html</text:p>
      <text:p text:style-name="P1"/>
      <text:p text:style-name="P1">each one of the pages will containe any content you wish,</text:p>
      <text:p text:style-name="P1">please use and try different elements of html such as: image, div, span, list, form, </text:p>
      <text:p text:style-name="P1">I’m recommended to explore different html tags for practicing.</text:p>
      <text:p text:style-name="P1"/>
      <text:p text:style-name="P1"><draw:frame draw:style-name="fr1" draw:name="Image1" text:anchor-type="paragraph" svg:x="0in" svg:y="0.5752in" svg:width="6.6929in" svg:height="0.5264in" draw:z-index="0"><draw:image xlink:href="Pictures/10000201000003210000003F851EE62C7875B939.png" xlink:type="simple" xlink:show="embed" xlink:actuate="onLoad" loext:mime-type="image/x-vclgraphic"/></draw:frame>The navigation bar will appear on each page.</text:p>
      <text:p text:style-name="P1"/>
      <text:p text:style-name="P1">It should look like this:</text:p>
      <text:p text:style-name="P1"/>
      <text:p text:style-name="P1">Choose any colors and fonts you want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7:37:26.665299092</meta:creation-date>
    <dc:date>2019-07-01T07:47:40.762074967</dc:date>
    <meta:editing-duration>PT4S</meta:editing-duration>
    <meta:editing-cycles>1</meta:editing-cycles>
    <meta:document-statistic meta:table-count="0" meta:image-count="1" meta:object-count="0" meta:page-count="1" meta:paragraph-count="15" meta:word-count="90" meta:character-count="505" meta:non-whitespace-character-count="429"/>
    <meta:generator>LibreOffice/6.0.7.3$Linux_X86_64 LibreOffice_project/00m0$Build-3</meta:generator>
  </office:meta>
</office:document-meta>
</file>